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0.5417in" style:rel-column-width="780*"/>
    </style:style>
    <style:style style:name="Table1.B" style:family="table-column">
      <style:table-column-properties style:column-width="1.0583in" style:rel-column-width="1524*"/>
    </style:style>
    <style:style style:name="Table1.C" style:family="table-column">
      <style:table-column-properties style:column-width="1.625in" style:rel-column-width="2340*"/>
    </style:style>
    <style:style style:name="Table1.D" style:family="table-column">
      <style:table-column-properties style:column-width="3.4146in" style:rel-column-width="4917*"/>
    </style:style>
    <style:style style:name="Table1.E" style:family="table-column">
      <style:table-column-properties style:column-width="1.6604in" style:rel-column-width="239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32b1" officeooo:paragraph-rsid="00195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1b626" officeooo:paragraph-rsid="0041b62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b626" officeooo:paragraph-rsid="0041b62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41b626" officeooo:paragraph-rsid="0041b626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1b626" officeooo:paragraph-rsid="0041b626" style:font-size-asian="12pt" style:font-weight-asian="bold" style:font-size-complex="12pt" style:font-weight-complex="bold"/>
    </style:style>
    <style:style style:name="T1" style:family="text">
      <style:text-properties officeooo:rsid="003faff0"/>
    </style:style>
    <style:style style:name="T2" style:family="text">
      <style:text-properties officeooo:rsid="0041b626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00</text:span><text:span text:style-name="T2">8</text:span> - <text:span text:style-name="T2">Fuzes</text:span></text:p>
      <text:p text:style-name="P1"/>
      <text:p text:style-name="P4">Modern fuz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Nose/Tail</text:p>
          </table:table-cell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Options</text:p>
          </table:table-cell>
          <table:table-cell table:style-name="Table1.E1" office:value-type="string">
            <text:p text:style-name="P6">Weapon notes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M904E4</text:p>
          </table:table-cell>
          <table:table-cell table:style-name="Table1.A2" office:value-type="string">
            <text:p text:style-name="P5">mechanical impact</text:p>
          </table:table-cell>
          <table:table-cell table:style-name="Table1.A2" office:value-type="string">
            <text:p text:style-name="P5">Arm Delay: <text:span text:style-name="T3">2</text:span>-18s</text:p>
            <text:p text:style-name="P5">Function Delay: <text:span text:style-name="T3">0s</text:span>, 0.01s, 0.025s, 0.05s, 0.1s, 0.25s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DSU-33</text:p>
          </table:table-cell>
          <table:table-cell table:style-name="Table1.A2" office:value-type="string">
            <text:p text:style-name="P5">radar proximity airburst</text:p>
          </table:table-cell>
          <table:table-cell table:style-name="Table1.A2" office:value-type="string">
            <text:p text:style-name="P5">Airburst Altitude: <text:span text:style-name="T3">20 ft</text:span> (not adjustable, but should be??)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Plugged</text:p>
          </table:table-cell>
          <table:table-cell table:style-name="Table1.A2" office:value-type="string">
            <text:p text:style-name="P5">solid plug</text:p>
          </table:table-cell>
          <table:table-cell table:style-name="Table1.A2" office:value-type="string">
            <text:p text:style-name="P5"><text:span text:style-name="T3">Long Conical</text:span>, Short Conical, MXU-735 (hardened target penetrator cap)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Tail</text:p>
          </table:table-cell>
          <table:table-cell table:style-name="Table1.A2" office:value-type="string">
            <text:p text:style-name="P5">M905</text:p>
          </table:table-cell>
          <table:table-cell table:style-name="Table1.A2" office:value-type="string">
            <text:p text:style-name="P5">mechanical impact</text:p>
          </table:table-cell>
          <table:table-cell table:style-name="Table1.A2" office:value-type="string">
            <text:p text:style-name="P5">Arm Delay: <text:span text:style-name="T3">4</text:span>-20s</text:p>
            <text:p text:style-name="P5">Function Delay: <text:span text:style-name="T3">0s</text:span>, 0.01s, 0.025s, 0.05s, 0.1s, 0.25s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Tail</text:p>
          </table:table-cell>
          <table:table-cell table:style-name="Table1.A2" office:value-type="string">
            <text:p text:style-name="P5">FMU-139</text:p>
          </table:table-cell>
          <table:table-cell table:style-name="Table1.A2" office:value-type="string">
            <text:p text:style-name="P5">electronic impact</text:p>
          </table:table-cell>
          <table:table-cell table:style-name="Table1.A2" office:value-type="string">
            <text:p text:style-name="P5">Arm Delay: <text:span text:style-name="T3">4</text:span>-20s</text:p>
            <text:p text:style-name="P5">Function Delay: <text:span text:style-name="T3">0s</text:span>, 0.01s, 0.025s, 0.06s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Tail</text:p>
          </table:table-cell>
          <table:table-cell table:style-name="Table1.A2" office:value-type="string">
            <text:p text:style-name="P5">FMU-152</text:p>
          </table:table-cell>
          <table:table-cell table:style-name="Table1.A2" office:value-type="string">
            <text:p text:style-name="P5">programmable electronic impact</text:p>
          </table:table-cell>
          <table:table-cell table:style-name="Table1.A2" office:value-type="string">
            <text:p text:style-name="P5">Arm Delay: <text:span text:style-name="T3">4</text:span>-21s</text:p>
            <text:p text:style-name="P5">Function Delay: <text:span text:style-name="T3">0s</text:span>, 5ms, 25ms, 60ms, 0.18s, 0.25h, 4h, 24h</text:p>
          </table:table-cell>
          <table:table-cell table:style-name="Table1.E2" office:value-type="string">
            <text:p text:style-name="P5">Mk-80 series bombs</text:p>
          </table:table-cell>
        </table:table-row>
        <table:table-row>
          <table:table-cell table:style-name="Table1.A2" office:value-type="string">
            <text:p text:style-name="P5">Tail</text:p>
          </table:table-cell>
          <table:table-cell table:style-name="Table1.A2" office:value-type="string">
            <text:p text:style-name="P5">FMU-143</text:p>
          </table:table-cell>
          <table:table-cell table:style-name="Table1.A2" office:value-type="string">
            <text:p text:style-name="P5">hard target penetrator fuze</text:p>
          </table:table-cell>
          <table:table-cell table:style-name="Table1.A2" office:value-type="string">
            <text:p text:style-name="P5">Arm Delay: <text:span text:style-name="T3">5.5s</text:span>, 12s, 21s </text:p>
            <text:p text:style-name="P5">Function Delay: <text:span text:style-name="T3">0.03s</text:span>, 0.06s, 0.12s</text:p>
          </table:table-cell>
          <table:table-cell table:style-name="Table1.E2" office:value-type="string">
            <text:p text:style-name="P5">LGBs, JDAMs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FZU-39</text:p>
          </table:table-cell>
          <table:table-cell table:style-name="Table1.A2" office:value-type="string">
            <text:p text:style-name="P5">proximity</text:p>
          </table:table-cell>
          <table:table-cell table:style-name="Table1.A2" office:value-type="string">
            <text:p text:style-name="P5">Airburst Delay: <text:span text:style-name="T3">0.63</text:span>-4.15s</text:p>
            <text:p text:style-name="P5">Airburst Altitude: <text:span text:style-name="T3">300</text:span>-3000 ft</text:p>
            <text:p text:style-name="P5">Spin Rate: 0-2500 RPM (default <text:span text:style-name="T3">1000</text:span> RPM)</text:p>
          </table:table-cell>
          <table:table-cell table:style-name="Table1.E2" office:value-type="string">
            <text:p text:style-name="P5">CBU-87/-97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Mk 339 Mod 1</text:p>
          </table:table-cell>
          <table:table-cell table:style-name="Table1.A2" office:value-type="string">
            <text:p text:style-name="P5">mechanical time delay</text:p>
          </table:table-cell>
          <table:table-cell table:style-name="Table1.A2" office:value-type="string">
            <text:p text:style-name="P5">Arm Delay: <text:span text:style-name="T3">1.1s</text:span> (not adjustable)</text:p>
            <text:p text:style-name="P5">Function Delay PRI: <text:span text:style-name="T3">1.2</text:span>-100s</text:p>
            <text:p text:style-name="P5">Function Delay OPT: 1.2-100s (default <text:span text:style-name="T3">4s</text:span>)</text:p>
          </table:table-cell>
          <table:table-cell table:style-name="Table1.E2" office:value-type="string">
            <text:p text:style-name="P5">Mk 20, CBU-99</text:p>
          </table:table-cell>
        </table:table-row>
        <table:table-row>
          <table:table-cell table:style-name="Table1.A2" office:value-type="string">
            <text:p text:style-name="P5">Nose</text:p>
          </table:table-cell>
          <table:table-cell table:style-name="Table1.A2" office:value-type="string">
            <text:p text:style-name="P5">FMU-140</text:p>
          </table:table-cell>
          <table:table-cell table:style-name="Table1.A2" office:value-type="string">
            <text:p text:style-name="P5">proximity</text:p>
          </table:table-cell>
          <table:table-cell table:style-name="Table1.A2" office:value-type="string">
            <text:p text:style-name="P5">Arm Delay: <text:span text:style-name="T3">1.2s</text:span>, 4s, 6s, 8s, 10s</text:p>
            <text:p text:style-name="P5">Airburst Altitude: <text:span text:style-name="T3">300</text:span>-3000 ft</text:p>
          </table:table-cell>
          <table:table-cell table:style-name="Table1.E2" office:value-type="string">
            <text:p text:style-name="P5">CBU-99</text:p>
          </table:table-cell>
        </table:table-row>
      </table:table>
      <text:p text:style-name="P3"/>
      <text:p text:style-name="P3"/>
      <text:p text:style-name="P3">WW2 fuzes</text:p>
      <text:p text:style-name="P3">TODO</text:p>
      <text:p text:style-name="P3"/>
      <text:p text:style-name="P3"/>
      <text:p text:style-name="P3">Sources:</text:p>
      <text:p text:style-name="P3">https://www.bulletpicker.com</text:p>
      <text:p text:style-name="P3">https://cat-uxo.com/explosive-hazards/fuzes</text:p>
      <text:p text:style-name="P3">https://www.globalsecurity.org/military/library/policy/navy/nrtc/14313_ch1.pdf</text:p>
      <text:p text:style-name="P3">https://www.fighterpilotpodcast.com/post/understanding-the-fmu-139-and-its-employment-op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2T15:13:19.448000000</dc:date>
    <meta:editing-duration>PT19H34M46S</meta:editing-duration>
    <meta:editing-cycles>3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74" meta:word-count="202" meta:character-count="1482" meta:non-whitespace-character-count="1353"/>
  </office:meta>
</office:document-meta>
</file>